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91e" officeooo:paragraph-rsid="000dd91e"/>
    </style:style>
    <style:style style:name="P2" style:family="paragraph" style:parent-style-name="Standard">
      <style:paragraph-properties fo:text-align="justify" style:justify-single-word="false"/>
      <style:text-properties officeooo:rsid="000dd91e" officeooo:paragraph-rsid="000dd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1</text:p>
      <text:p text:style-name="P1"/>
      <text:p text:style-name="P2">### Task 1</text:p>
      <text:p text:style-name="P2">&gt; Create a vpc through wizard, having one public subnet and one private subnet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3:07:59.409568061</meta:creation-date>
    <meta:generator>LibreOffice/6.4.6.2$Linux_X86_64 LibreOffice_project/40$Build-2</meta:generator>
    <dc:date>2021-02-15T13:12:24.565001353</dc:date>
    <meta:editing-duration>PT4M28S</meta:editing-duration>
    <meta:editing-cycles>2</meta:editing-cycles>
    <meta:document-statistic meta:table-count="0" meta:image-count="0" meta:object-count="0" meta:page-count="1" meta:paragraph-count="3" meta:word-count="19" meta:character-count="94" meta:non-whitespace-character-count="78"/>
  </office:meta>
</office:document-meta>
</file>